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33mm"/>
    </style:style>
    <style:style style:name="co2" style:family="table-column">
      <style:table-column-properties fo:break-before="auto" style:column-width="71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PO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30829326923077" calcext:value-type="float">
            <text:p>0.830829326923077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0 <text:s text:c="7"/>0.86 <text:s text:c="5"/>0.85 <text:s text:c="5"/>0.85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9 <text:s text:c="5"/>0.81 <text:s text:c="5"/>0.80 <text:s text:c="5"/>1388 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9627403846154" calcext:value-type="float">
            <text:p>0.829627403846154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6 <text:s text:c="5"/>0.85 <text:s text:c="5"/>0.85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9 <text:s text:c="5"/>0.80 <text:s text:c="5"/>0.80 <text:s text:c="5"/>1388 <text:s text:c="2"/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96274038461538" calcext:value-type="float">
            <text:p>0.796274038461538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3 <text:s text:c="5"/>0.82 <text:s text:c="5"/>0.82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5 <text:s text:c="5"/>0.77 <text:s text:c="5"/>0.76 <text:s text:c="5"/>1388 <text:s/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6622596153846" calcext:value-type="float">
            <text:p>0.826622596153846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5 <text:s text:c="5"/>0.85 <text:s text:c="5"/>0.85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9 <text:s text:c="5"/>0.79 <text:s text:c="5"/>0.79 <text:s text:c="5"/>1388 <text:s text:c="2"/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3918269230769" calcext:value-type="float">
            <text:p>0.823918269230769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5 <text:s text:c="5"/>0.85 <text:s text:c="5"/>0.85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9 <text:s text:c="5"/>0.79 <text:s text:c="5"/>0.79 <text:s text:c="5"/>1388 <text:s text:c="2"/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 – multipled by all words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84495192307692" calcext:value-type="float">
            <text:p>0.684495192307692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70 <text:s text:c="5"/>0.81 <text:s text:c="5"/>0.75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66 <text:s text:c="5"/>0.50 <text:s text:c="5"/>0.57 <text:s text:c="5"/>1388 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 – replace with lowest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47235576923077" calcext:value-type="float">
            <text:p>0.647235576923077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74 <text:s text:c="5"/>0.61 <text:s text:c="5"/>0.67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56 <text:s text:c="5"/>0.70 <text:s text:c="5"/>0.62 <text:s text:c="5"/>1388 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Unigram freq – avg over phrase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48737980769231" calcext:value-type="float">
            <text:p>0.648737980769231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67 <text:s text:c="5"/>0.77 <text:s text:c="5"/>0.72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60 <text:s text:c="5"/>0.47 <text:s text:c="5"/>0.53 <text:s text:c="5"/>1388 <text:s text:c="2"/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freq – freq of lowest in phrase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67668269230769" calcext:value-type="float">
            <text:p>0.667668269230769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77 <text:s text:c="5"/>0.61 <text:s text:c="5"/>0.68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58 <text:s text:c="5"/>0.75 <text:s text:c="5"/>0.65 <text:s text:c="5"/>1388 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table:style-name="ce1" office:value-type="string" calcext:value-type="string">
            <text:p><text:s/>Unigram freq – freq of lowest in phrase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77 <text:s text:c="5"/>0.81 <text:s text:c="5"/>0.79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2 <text:s text:c="5"/>0.66 <text:s text:c="5"/>0.69 <text:s text:c="5"/>1388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table:style-name="ce1" office:value-type="string" calcext:value-type="string">
            <text:p><text:s/>Unigram freq – freq of lowest in phrase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19711538461538" calcext:value-type="float">
            <text:p>0.819711538461538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4 <text:s text:c="5"/>0.86 <text:s text:c="5"/>0.85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9 <text:s text:c="5"/>0.77 <text:s text:c="5"/>0.78 <text:s text:c="5"/>1388 <text:s text:c="2"/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table:style-name="ce1" office:value-type="string" calcext:value-type="string">
            <text:p><text:s/>Unigram freq – freq of lowest in phrase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95372596153846" calcext:value-type="float">
            <text:p>0.795372596153846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2 <text:s text:c="5"/>0.83 <text:s text:c="5"/>0.83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6 <text:s text:c="5"/>0.75 <text:s text:c="5"/>0.75 <text:s text:c="5"/>1388 <text:s text:c="2"/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VM : ‘balanced’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3918269230769" calcext:value-type="float">
            <text:p>0.823918269230769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9 <text:s text:c="5"/>0.80 <text:s text:c="5"/>0.84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5 <text:s text:c="5"/>0.86 <text:s text:c="5"/>0.80 <text:s text:c="5"/>1388 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4:47:22.260206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39:28.857684889</meta:creation-date>
    <dc:date>2018-04-11T20:04:58.875303184</dc:date>
    <meta:editing-duration>PT3H46M11S</meta:editing-duration>
    <meta:editing-cycles>8</meta:editing-cycles>
    <meta:generator>LibreOffice/5.4.5.1$Linux_X86_64 LibreOffice_project/40m0$Build-1</meta:generator>
    <meta:document-statistic meta:table-count="1" meta:cell-count="164" meta:object-count="0"/>
  </office:meta>
</office:document-meta>
</file>